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9">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0">FAIT</text:span></text:p>
            <text:p text:style-name="P7"/>
            <text:p text:style-name="P17"><text:span text:style-name="T6">utilisation desdifférents objets et compétences </text:span>{inventaire joueur}</text:p>
            <text:p text:style-name="P21">(Inventaire de l'unité/Liste des objets que l'unité possède)</text:p>
            <text:p text:style-name="P13"><text:span text:style-name="T9">//</text:span><text:span text:style-name="T10">FAIT</text:span></text:p>
            <text:p text:style-name="P21"/>
            <text:p text:style-name="P22"/>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9">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1">FAIT</text:span></text:p>
            <text:p text:style-name="P24">(liste objets du décor contenus dans la matrice(sur le terrain))</text:p>
            <text:p text:style-name="P18">Fonction placer pions <text:span text:style-name="T7">//EN COURS</text:span></text:p>
            <text:p text:style-name="P25">(placer les différents pions sur la matrice)</text:p>
          </table:table-cell>
          <table:table-cell table:style-name="Table1.C2" office:value-type="string">
            <text:p text:style-name="P7">Vincent</text:p>
          </table:table-cell>
        </table:table-row>
        <table:table-row>
          <table:table-cell table:style-name="Table1.A2" office:value-type="string">
            <text:p text:style-name="P20">Choix des joueurs par tour</text:p>
            <text:p text:style-name="P5"/>
            <text:p text:style-name="P5">(<text:span text:style-name="T4">Déplacement des </text:span><text:soft-page-break/><text:span text:style-name="T4">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2">EN COURS</text:span></text:p>
            <text:p text:style-name="P8">(Choix de l'unité à deplacer)</text:p>
            <text:p text:style-name="P6"><text:soft-page-break/></text:p>
            <text:p text:style-name="P15"/>
            <text:p text:style-name="P15"/>
            <text:p text:style-name="P15">Fonction combat()//<text:span text:style-name="T8">EN COURS</text:span></text:p>
            <text:p text:style-name="P23">(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0">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9">Kevin</text:p>
          </table:table-cell>
        </table:table-row>
        <table:table-row>
          <table:table-cell table:style-name="Table1.A2" office:value-type="string">
            <text:p text:style-name="P20">IA</text:p>
            <text:p text:style-name="P6">(Appelle les fonctions de choix avec en paramètre <text:span text:style-name="T3">une variable aléatoire)</text:span></text:p>
          </table:table-cell>
          <table:table-cell table:style-name="Table1.A2" office:value-type="string">
            <text:p text:style-name="P16">ChoixIA()</text:p>
            <text:p text:style-name="P21">(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6T15:37:58.627939243</dc:date>
    <meta:editing-duration>PT4H7M55S</meta:editing-duration>
    <meta:editing-cycles>27</meta:editing-cycles>
    <meta:generator>LibreOffice/5.1.6.2$Linux_X86_64 LibreOffice_project/10m0$Build-2</meta:generator>
    <meta:document-statistic meta:table-count="1" meta:image-count="0" meta:object-count="0" meta:page-count="2" meta:paragraph-count="48" meta:word-count="287" meta:character-count="2010" meta:non-whitespace-character-count="1766"/>
  </office:meta>
</office:document-meta>
</file>